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c4b69" officeooo:paragraph-rsid="001bb15f"/>
    </style:style>
    <style:style style:name="P2" style:family="paragraph" style:parent-style-name="Standard" style:list-style-name="L3">
      <style:paragraph-properties fo:text-align="start" style:justify-single-word="false"/>
      <style:text-properties officeooo:rsid="000c4b69" officeooo:paragraph-rsid="001bb15f"/>
    </style:style>
    <style:style style:name="P3" style:family="paragraph" style:parent-style-name="Standard">
      <style:paragraph-properties fo:text-align="start" style:justify-single-word="false"/>
      <style:text-properties officeooo:rsid="000c4b69" officeooo:paragraph-rsid="001bb15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a9ad6" officeooo:paragraph-rsid="001bb15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bb15f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/></text:p>
      <text:p text:style-name="P4">ENGLISH(<text:span text:style-name="T2">101W</text:span>)</text:p>
      <text:p text:style-name="P4">Name:Omar Faruk</text:p>
      <text:p text:style-name="P4"><text:span text:style-name="T1">Roll:2019831055</text:span></text:p>
      <text:p text:style-name="P3"><text:span text:style-name="T1"/></text:p>
      <text:p text:style-name="P3"><text:span text:style-name="T1"/></text:p>
      <text:p text:style-name="P3"><text:span text:style-name="T1">Term test-2:</text:span></text:p>
      <text:p text:style-name="P3"><text:span text:style-name="T1">1.</text:span></text:p>
      <text:list xml:id="list3739566941" text:style-name="L1">
        <text:list-item>
          <text:p text:style-name="P1"><text:span text:style-name="T1">creativity</text:span></text:p>
        </text:list-item>
        <text:list-item>
          <text:p text:style-name="P1"><text:span text:style-name="T1">rules</text:span></text:p>
        </text:list-item>
        <text:list-item>
          <text:p text:style-name="P1"><text:span text:style-name="T1">cities</text:span></text:p>
        </text:list-item>
        <text:list-item>
          <text:p text:style-name="P1"><text:span text:style-name="T1">evidence</text:span></text:p>
        </text:list-item>
        <text:list-item>
          <text:p text:style-name="P1"><text:span text:style-name="T1">life</text:span></text:p>
        </text:list-item>
      </text:list>
      <text:p text:style-name="P3"><text:span text:style-name="T1"/></text:p>
      <text:p text:style-name="P3"><text:span text:style-name="T1">2.</text:span></text:p>
      <text:list xml:id="list1416829527" text:style-name="L3">
        <text:list-item>
          <text:p text:style-name="P2"><text:span text:style-name="T1">true</text:span></text:p>
        </text:list-item>
        <text:list-item>
          <text:p text:style-name="P2"><text:span text:style-name="T1">true</text:span></text:p>
        </text:list-item>
        <text:list-item>
          <text:p text:style-name="P2"><text:span text:style-name="T1">not given</text:span></text:p>
        </text:list-item>
        <text:list-item>
          <text:p text:style-name="P2"><text:span text:style-name="T1">false</text:span></text:p>
        </text:list-item>
        <text:list-item>
          <text:p text:style-name="P2"><text:span text:style-name="T1">true</text:span></text:p>
        </text:list-item>
      </text:list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2:15:56.976625850</meta:creation-date>
    <dc:date>2020-12-05T12:24:34.850778415</dc:date>
    <meta:editing-duration>PT8M39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29" meta:character-count="146" meta:non-whitespace-character-count="143"/>
  </office:meta>
</office:document-meta>
</file>